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gas++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2897660" calcext:value-type="float">
            <text:p>102897660</text:p>
          </table:table-cell>
          <table:table-cell table:formula="of:=[.C3]/2^20" office:value-type="float" office:value="98.1308555603027" calcext:value-type="float">
            <text:p>98.130855560302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2331892" calcext:value-type="float">
            <text:p>102331892</text:p>
          </table:table-cell>
          <table:table-cell table:formula="of:=[.C4]/2^20" office:value-type="float" office:value="97.5912971496582" calcext:value-type="float">
            <text:p>97.591297149658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459332" calcext:value-type="float">
            <text:p>108459332</text:p>
          </table:table-cell>
          <table:table-cell table:formula="of:=[.C5]/2^20" office:value-type="float" office:value="103.434879302979" calcext:value-type="float">
            <text:p>103.43487930297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6420060" calcext:value-type="float">
            <text:p>106420060</text:p>
          </table:table-cell>
          <table:table-cell table:formula="of:=[.C6]/2^20" office:value-type="float" office:value="101.490077972412" calcext:value-type="float">
            <text:p>101.490077972412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20108944" calcext:value-type="float">
            <text:p>420108944</text:p>
          </table:table-cell>
          <table:table-cell table:formula="of:=SUM([.D3:.D6])" office:value-type="float" office:value="400.647109985352" calcext:value-type="float">
            <text:p>400.6471099853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802024" calcext:value-type="float">
            <text:p>17802024</text:p>
          </table:table-cell>
          <table:table-cell table:formula="of:=[.C12]/2^20" office:value-type="float" office:value="16.9773330688477" calcext:value-type="float">
            <text:p>16.977333068847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17928" calcext:value-type="float">
            <text:p>15517928</text:p>
          </table:table-cell>
          <table:table-cell table:formula="of:=[.C13]/2^20" office:value-type="float" office:value="14.7990493774414" calcext:value-type="float">
            <text:p>14.79904937744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598212" calcext:value-type="float">
            <text:p>17598212</text:p>
          </table:table-cell>
          <table:table-cell table:formula="of:=[.C14]/2^20" office:value-type="float" office:value="16.7829627990723" calcext:value-type="float">
            <text:p>16.782962799072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7864396" calcext:value-type="float">
            <text:p>17864396</text:p>
          </table:table-cell>
          <table:table-cell table:formula="of:=[.C15]/2^20" office:value-type="float" office:value="17.0368156433105" calcext:value-type="float">
            <text:p>17.0368156433105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12:.C15])" office:value-type="float" office:value="68782560" calcext:value-type="float">
            <text:p>68782560</text:p>
          </table:table-cell>
          <table:table-cell table:formula="of:=SUM([.D12:.D15])" office:value-type="float" office:value="65.5961608886719" calcext:value-type="float">
            <text:p>65.59616088867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2</text:p>
            <text:p>Cwnd++</text:p>
            <text:p>Cwnd--</text:p>
          </table:table-cell>
          <table:table-cell office:value-type="float" office:value="1" calcext:value-type="float">
            <text:p>1</text:p>
          </table:table-cell>
          <table:table-cell office:value-type="float" office:value="17761948" calcext:value-type="float">
            <text:p>1776194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330548" calcext:value-type="float">
            <text:p>8330548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282108" calcext:value-type="float">
            <text:p>17282108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7316984" calcext:value-type="float">
            <text:p>2731698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8:.C21])" office:value-type="float" office:value="70691588" calcext:value-type="float">
            <text:p>7069158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3</text:p>
            <text:p>Cwnd++</text:p>
            <text:p>Cwnd/2</text:p>
          </table:table-cell>
          <table:table-cell office:value-type="float" office:value="1" calcext:value-type="float">
            <text:p>1</text:p>
          </table:table-cell>
          <table:table-cell office:value-type="float" office:value="16319068" calcext:value-type="float">
            <text:p>1631906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193964" calcext:value-type="float">
            <text:p>15193964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406776" calcext:value-type="float">
            <text:p>17406776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60208" calcext:value-type="float">
            <text:p>139602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5:.C28])" office:value-type="float" office:value="62880016" calcext:value-type="float">
            <text:p>62880016</text:p>
          </table:table-cell>
          <table:table-cell/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305228" calcext:value-type="float">
            <text:p>115305228</text:p>
          </table:table-cell>
          <table:table-cell table:formula="of:=[.C3]/2^20" office:value-type="float" office:value="109.963634490967" calcext:value-type="float">
            <text:p>109.9636344909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269892" calcext:value-type="float">
            <text:p>108269892</text:p>
          </table:table-cell>
          <table:table-cell table:formula="of:=[.C4]/2^20" office:value-type="float" office:value="103.254215240479" calcext:value-type="float">
            <text:p>103.254215240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1162348" calcext:value-type="float">
            <text:p>111162348</text:p>
          </table:table-cell>
          <table:table-cell table:formula="of:=[.C5]/2^20" office:value-type="float" office:value="106.012676239014" calcext:value-type="float">
            <text:p>106.01267623901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86428" calcext:value-type="float">
            <text:p>109786428</text:p>
          </table:table-cell>
          <table:table-cell table:formula="of:=[.C6]/2^20" office:value-type="float" office:value="104.700496673584" calcext:value-type="float">
            <text:p>104.700496673584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3:.C6])" office:value-type="float" office:value="444523896" calcext:value-type="float">
            <text:p>444523896</text:p>
          </table:table-cell>
          <table:table-cell table:formula="of:=SUM([.D3:.D6])" office:value-type="float" office:value="423.931022644043" calcext:value-type="float">
            <text:p>423.9310226440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0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224620" calcext:value-type="float">
            <text:p>20224620</text:p>
          </table:table-cell>
          <table:table-cell table:formula="of:=[.C12]/2^20" office:value-type="float" office:value="19.2877006530762" calcext:value-type="float">
            <text:p>19.287700653076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624548" calcext:value-type="float">
            <text:p>16624548</text:p>
          </table:table-cell>
          <table:table-cell table:formula="of:=[.C13]/2^20" office:value-type="float" office:value="15.8544044494629" calcext:value-type="float">
            <text:p>15.85440444946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233316" calcext:value-type="float">
            <text:p>18233316</text:p>
          </table:table-cell>
          <table:table-cell table:formula="of:=[.C14]/2^20" office:value-type="float" office:value="17.3886451721191" calcext:value-type="float">
            <text:p>17.38864517211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7431956" calcext:value-type="float">
            <text:p>17431956</text:p>
          </table:table-cell>
          <table:table-cell table:formula="of:=[.C15]/2^20" office:value-type="float" office:value="16.6244087219238" calcext:value-type="float">
            <text:p>16.6244087219238</text:p>
          </table:table-cell>
        </table:table-row>
        <table:table-row table:style-name="ro1">
          <table:covered-table-cell office:value-type="string" calcext:value-type="string">
            <text:p>Total</text:p>
          </table:covered-table-cell>
          <table:table-cell office:value-type="string" calcext:value-type="string">
            <text:p>Total</text:p>
          </table:table-cell>
          <table:table-cell table:formula="of:=SUM([.C12:.C15])" office:value-type="float" office:value="72514440" calcext:value-type="float">
            <text:p>72514440</text:p>
          </table:table-cell>
          <table:table-cell table:formula="of:=SUM([.D12:.D15])" office:value-type="float" office:value="69.155158996582" calcext:value-type="float">
            <text:p>69.155158996582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3T20:00:57.215465030</meta:creation-date>
    <dc:date>2023-09-13T21:51:58.302236196</dc:date>
    <meta:editing-duration>PT46M</meta:editing-duration>
    <meta:editing-cycles>5</meta:editing-cycles>
    <meta:generator>LibreOffice/6.4.7.2$Linux_X86_64 LibreOffice_project/40$Build-2</meta:generator>
    <meta:document-statistic meta:table-count="2" meta:cell-count="116" meta:object-count="0"/>
  </office:meta>
</office:document-meta>
</file>